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1.129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table:formula="of:=[.G110]+[.H96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00]" office:value-type="float" office:value="9">
            <text:p>9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209">
            <text:p>1209</text:p>
          </table:table-cell>
          <table:table-cell table:formula="of:=[.G114]+[.H100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15]+[.H10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02]" office:value-type="float" office:value="9">
            <text:p>9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84">
            <text:p>484</text:p>
          </table:table-cell>
          <table:table-cell table:formula="of:=[.G116]+[.H102]" office:value-type="float" office:value="6759.01">
            <text:p>6759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03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table:number-columns-repeated="2" office:value-type="float" office:value="395.52">
            <text:p>395.52</text:p>
          </table:table-cell>
          <table:table-cell table:formula="of:=[.G117]+[.H103]" office:value-type="float" office:value="4995.25">
            <text:p>4995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18]+[.H10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05]" office:value-type="float" office:value="9">
            <text:p>9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19]+[.H10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198.51">
            <text:p>198.51</text:p>
          </table:table-cell>
          <table:table-cell table:formula="of:=[.G120]+[.H106]" office:value-type="float" office:value="3347.3">
            <text:p>3347.3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07]" office:value-type="float" office:value="9">
            <text:p>9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1]+[.H10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8]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22]+[.H108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09]" office:value-type="float" office:value="9">
            <text:p>9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23]+[.H10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10]" office:value-type="float" office:value="9">
            <text:p>9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0.65">
            <text:p>-2080.6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11]" office:value-type="float" office:value="9">
            <text:p>9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77.54">
            <text:p>377.54</text:p>
          </table:table-cell>
          <table:table-cell table:formula="of:=[.G125]+[.H111]" office:value-type="float" office:value="5268.26">
            <text:p>5268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12]" office:value-type="float" office:value="9">
            <text:p>9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26]+[.H1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27]+[.H1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14]" office:value-type="float" office:value="10">
            <text:p>10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28]+[.H114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15]" office:value-type="float" office:value="10">
            <text:p>10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29]+[.H1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16]" office:value-type="float" office:value="10">
            <text:p>10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table:formula="of:=[.G130]+[.H116]" office:value-type="float" office:value="6759.01">
            <text:p>6759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17]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98">
            <text:p>98</text:p>
          </table:table-cell>
          <table:table-cell table:formula="of:=[.G131]+[.H117]" office:value-type="float" office:value="5093.25">
            <text:p>509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18]" office:value-type="float" office:value="10">
            <text:p>10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32]+[.H11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19]" office:value-type="float" office:value="10">
            <text:p>10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33]+[.H1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20]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-3347.3">
            <text:p>-3347.3</text:p>
          </table:table-cell>
          <table:table-cell table:formula="of:=[.G134]+[.H12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21]" office:value-type="float" office:value="10">
            <text:p>10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35]+[.H12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22]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36]+[.H122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23]" office:value-type="float" office:value="10">
            <text:p>10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37]+[.H1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4]" office:value-type="float" office:value="10">
            <text:p>10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25]" office:value-type="float" office:value="10">
            <text:p>10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65">
            <text:p>65</text:p>
          </table:table-cell>
          <table:table-cell table:formula="of:=[.G139]+[.H125]" office:value-type="float" office:value="5333.26">
            <text:p>5333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26]" office:value-type="float" office:value="10">
            <text:p>10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40]+[.H12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27]" office:value-type="float" office:value="10">
            <text:p>10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41]+[.H12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28]" office:value-type="float" office:value="11">
            <text:p>1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42]+[.H128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29]" office:value-type="float" office:value="11">
            <text:p>1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43]+[.H12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30]" office:value-type="float" office:value="11">
            <text:p>1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table:formula="of:=[.G144]+[.H130]" office:value-type="float" office:value="6759.01">
            <text:p>6759.01</text:p>
          </table:table-cell>
          <table:table-cell office:value-type="string">
            <text:p>Elected</text:p>
          </table:table-cell>
          <table:table-cell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31]" office:value-type="float" office:value="11">
            <text:p>1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317.59">
            <text:p>317.59</text:p>
          </table:table-cell>
          <table:table-cell table:formula="of:=[.G145]+[.H131]" office:value-type="float" office:value="5410.84">
            <text:p>5410.84</text:p>
          </table:table-cell>
          <table:table-cell office:value-type="string">
            <text:p>Excluded</text:p>
          </table:table-cell>
          <table:table-cell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32]" office:value-type="float" office:value="11">
            <text:p>1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46]+[.H1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33]" office:value-type="float" office:value="11">
            <text:p>1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47]+[.H13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34]" office:value-type="float" office:value="11">
            <text:p>1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0">
            <text:p>0</text:p>
          </table:table-cell>
          <table:table-cell table:formula="of:=[.G148]+[.H1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0">
            <text:p>10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35]" office:value-type="float" office:value="11">
            <text:p>1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49]+[.H13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36]" office:value-type="float" office:value="11">
            <text:p>1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table:formula="of:=[.H150]-[.H136]" office:value-type="float" office:value="-541.869999999999">
            <text:p>-541.87</text:p>
          </table:table-cell>
          <table:table-cell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37]" office:value-type="float" office:value="11">
            <text:p>1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51]+[.H1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38]" office:value-type="float" office:value="11">
            <text:p>1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9]" office:value-type="float" office:value="11">
            <text:p>1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08.39">
            <text:p>208.39</text:p>
          </table:table-cell>
          <table:table-cell table:formula="of:=[.G153]+[.H139]" office:value-type="float" office:value="5541.65">
            <text:p>5541.65</text:p>
          </table:table-cell>
          <table:table-cell office:value-type="string">
            <text:p>Elected</text:p>
          </table:table-cell>
          <table:table-cell office:value-type="float" office:value="11">
            <text:p>1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0]" office:value-type="float" office:value="11">
            <text:p>1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54]+[.H14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41]" office:value-type="float" office:value="11">
            <text:p>1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55]+[.H14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2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67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80]-[.H67]" office:value-type="float" office:value="-1543">
            <text:p>-1543</text:p>
          </table:table-cell>
          <table:table-cell office:value-type="float" office:value="6915">
            <text:p>6915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68]" office:value-type="float" office:value="7">
            <text:p>7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81]-[.H68]" office:value-type="float" office:value="5">
            <text:p>5</text:p>
          </table:table-cell>
          <table:table-cell office:value-type="float" office:value="6164">
            <text:p>6164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69]" office:value-type="float" office:value="7">
            <text:p>7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70]" office:value-type="float" office:value="7">
            <text:p>7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71]" office:value-type="float" office:value="7">
            <text:p>7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84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2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85]-[.H72]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73]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86]-[.H73]" office:value-type="float" office:value="2">
            <text:p>2</text:p>
          </table:table-cell>
          <table:table-cell office:value-type="float" office:value="6595">
            <text:p>659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74]" office:value-type="float" office:value="7">
            <text:p>7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87]-[.H74]" office:value-type="float" office:value="114">
            <text:p>114</text:p>
          </table:table-cell>
          <table:table-cell office:value-type="float" office:value="6806">
            <text:p>680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75]" office:value-type="float" office:value="7">
            <text:p>7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88]-[.H75]" office:value-type="float" office:value="312">
            <text:p>312</text:p>
          </table:table-cell>
          <table:table-cell office:value-type="float" office:value="5608">
            <text:p>560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77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78]" office:value-type="float" office:value="7">
            <text:p>7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91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58]" office:value-type="float" office:value="6">
            <text:p>6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72]-[.H58]" office:value-type="float" office:value="376.04">
            <text:p>376.04</text:p>
          </table:table-cell>
          <table:table-cell office:value-type="float" office:value="5450">
            <text:p>54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73]-[.H59]" office:value-type="float" office:value="1824">
            <text:p>1824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60]" office:value-type="float" office:value="6">
            <text:p>6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74]+[.H6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61]" office:value-type="float" office:value="6">
            <text:p>6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-1962.22">
            <text:p>-1962.22</text:p>
          </table:table-cell>
          <table:table-cell table:formula="of:=[.G75]+[.H6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62]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76]-[.H62]" office:value-type="float" office:value="1671">
            <text:p>1671</text:p>
          </table:table-cell>
          <table:table-cell office:value-type="float" office:value="8652.54">
            <text:p>8652.5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63]" office:value-type="float" office:value="6">
            <text:p>6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77]-[.H63]" office:value-type="float" office:value="97.3800000000001">
            <text:p>97.38</text:p>
          </table:table-cell>
          <table:table-cell office:value-type="float" office:value="4337.8">
            <text:p>433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78]+[.H6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65]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79]+[.H6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66]" office:value-type="float" office:value="6">
            <text:p>6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80]+[.H6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67]" office:value-type="float" office:value="6">
            <text:p>6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81]-[.H67]" office:value-type="float" office:value="-2185.34">
            <text:p>-2185.3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68]" office:value-type="float" office:value="6">
            <text:p>6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82]+[.H6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69]" office:value-type="float" office:value="6">
            <text:p>6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83]+[.H69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70]" office:value-type="float" office:value="6">
            <text:p>6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84]-[.H70]" office:value-type="float" office:value="20.3599999999997">
            <text:p>20.36</text:p>
          </table:table-cell>
          <table:table-cell office:value-type="float" office:value="4676.26">
            <text:p>467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85]-[.H71]" office:value-type="float" office:value="11.1800000000003">
            <text:p>11.18</text:p>
          </table:table-cell>
          <table:table-cell office:value-type="float" office:value="4715.26">
            <text:p>471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72]" office:value-type="float" office:value="7">
            <text:p>7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86]-[.H72]" office:value-type="float" office:value="894">
            <text:p>894</text:p>
          </table:table-cell>
          <table:table-cell office:value-type="float" office:value="6344">
            <text:p>634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73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87]-[.H73]" office:value-type="float" office:value="0">
            <text:p>0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74]" office:value-type="float" office:value="7">
            <text:p>7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88]+[.H7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75]" office:value-type="float" office:value="7">
            <text:p>7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90]-[.H76]" office:value-type="float" office:value="-1476.54">
            <text:p>-1476.54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91]-[.H77]" office:value-type="float" office:value="310">
            <text:p>310</text:p>
          </table:table-cell>
          <table:table-cell office:value-type="float" office:value="4647.8">
            <text:p>464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92]+[.H7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93]+[.H7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80]" office:value-type="float" office:value="7">
            <text:p>7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94]+[.H8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81]" office:value-type="float" office:value="7">
            <text:p>7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95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82]" office:value-type="float" office:value="7">
            <text:p>7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96]+[.H8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83]" office:value-type="float" office:value="7">
            <text:p>7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7]+[.H8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84]" office:value-type="float" office:value="7">
            <text:p>7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98]-[.H84]" office:value-type="float" office:value="19">
            <text:p>19</text:p>
          </table:table-cell>
          <table:table-cell office:value-type="float" office:value="4695.26">
            <text:p>469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99]-[.H85]" office:value-type="float" office:value="11">
            <text:p>11</text:p>
          </table:table-cell>
          <table:table-cell office:value-type="float" office:value="4726.26">
            <text:p>472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86]" office:value-type="float" office:value="8">
            <text:p>8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100]-[.H86]" office:value-type="float" office:value="375.36">
            <text:p>375.36</text:p>
          </table:table-cell>
          <table:table-cell office:value-type="float" office:value="6719.36">
            <text:p>6719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87]" office:value-type="float" office:value="8">
            <text:p>8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101]-[.H87]" office:value-type="float" office:value="-514.38">
            <text:p>-514.38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88]" office:value-type="float" office:value="8">
            <text:p>8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102]+[.H8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89]" office:value-type="float" office:value="8">
            <text:p>8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90]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104]-[.H90]"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91]" office:value-type="float" office:value="8">
            <text:p>8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105]-[.H91]" office:value-type="float" office:value="113.599999999999">
            <text:p>113.6</text:p>
          </table:table-cell>
          <table:table-cell office:value-type="float" office:value="4761.4">
            <text:p>4761.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106]+[.H9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93]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107]+[.H9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94]" office:value-type="float" office:value="8">
            <text:p>8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108]+[.H9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95]" office:value-type="float" office:value="8">
            <text:p>8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109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96]" office:value-type="float" office:value="8">
            <text:p>8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110]+[.H9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97]" office:value-type="float" office:value="8">
            <text:p>8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11]+[.H9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98]" office:value-type="float" office:value="8">
            <text:p>8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112]-[.H98]" office:value-type="float" office:value="8">
            <text:p>8</text:p>
          </table:table-cell>
          <table:table-cell office:value-type="float" office:value="4703.26">
            <text:p>4703.2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113]-[.H99]" office:value-type="float" office:value="2.23999999999978">
            <text:p>2.24</text:p>
          </table:table-cell>
          <table:table-cell office:value-type="float" office:value="4728.5">
            <text:p>4728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00]" office:value-type="float" office:value="9">
            <text:p>9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114]-[.H100]" office:value-type="float" office:value="77.8600000000006">
            <text:p>77.86</text:p>
          </table:table-cell>
          <table:table-cell office:value-type="float" office:value="6797.22">
            <text:p>6797.2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02]" office:value-type="float" office:value="9">
            <text:p>9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116]+[.H10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03]" office:value-type="float" office:value="9">
            <text:p>9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118]-[.H104]"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105]" office:value-type="float" office:value="9">
            <text:p>9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119]-[.H105]" office:value-type="float" office:value="494.54">
            <text:p>494.54</text:p>
          </table:table-cell>
          <table:table-cell office:value-type="float" office:value="5255.94">
            <text:p>5255.94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120]+[.H10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107]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121]+[.H10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108]" office:value-type="float" office:value="9">
            <text:p>9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122]+[.H10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109]" office:value-type="float" office:value="9">
            <text:p>9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123]-[.H10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110]" office:value-type="float" office:value="9">
            <text:p>9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124]+[.H1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111]" office:value-type="float" office:value="9">
            <text:p>9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5]+[.H11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112]" office:value-type="float" office:value="9">
            <text:p>9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126]-[.H112]" office:value-type="float" office:value="-4703.26">
            <text:p>-4703.2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127]-[.H113]" office:value-type="float" office:value="0">
            <text:p>0</text:p>
          </table:table-cell>
          <table:table-cell office:value-type="float" office:value="4728.5">
            <text:p>4728.5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4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07]+1" office:value-type="float" office:value="9">
            <text:p>9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22]-[.H107]" office:value-type="float" office:value="9">
            <text:p>9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08]+1" office:value-type="float" office:value="9">
            <text:p>9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09]+1" office:value-type="float" office:value="9">
            <text:p>9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24]-[.H109]" office:value-type="float" office:value="1317">
            <text:p>1317</text:p>
          </table:table-cell>
          <table:table-cell office:value-type="float" office:value="8056">
            <text:p>8056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10]+1" office:value-type="float" office:value="9">
            <text:p>9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11]+1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26]-[.H111]" office:value-type="float" office:value="155">
            <text:p>155</text:p>
          </table:table-cell>
          <table:table-cell office:value-type="float" office:value="5298">
            <text:p>529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12]+1" office:value-type="float" office:value="9">
            <text:p>9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27]-[.H1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13]+1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14]+1" office:value-type="float" office:value="9">
            <text:p>9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29]-[.H11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15]+1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6]+1" office:value-type="float" office:value="9">
            <text:p>9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31]-[.H116]" office:value-type="float" office:value="-4566">
            <text:p>-45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17]+1" office:value-type="float" office:value="9">
            <text:p>9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18]+1" office:value-type="float" office:value="9">
            <text:p>9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33]-[.H118]" office:value-type="float" office:value="9">
            <text:p>9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19]+1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34]-[.H119]" office:value-type="float" office:value="2466">
            <text:p>2466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20]+1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35]-[.H12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21]+1" office:value-type="float" office:value="9">
            <text:p>9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22]+1" office:value-type="float" office:value="10">
            <text:p>10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37]-[.H122]" office:value-type="float" office:value="0">
            <text:p>0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23]+1" office:value-type="float" office:value="10">
            <text:p>10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38]-[.H1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24]+1" office:value-type="float" office:value="10">
            <text:p>10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39]-[.H124]" office:value-type="float" office:value="-1077">
            <text:p>-1077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25]+1" office:value-type="float" office:value="10">
            <text:p>10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40]-[.H1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26]+1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41]-[.H126]" office:value-type="float" office:value="145">
            <text:p>145</text:p>
          </table:table-cell>
          <table:table-cell office:value-type="float" office:value="5443">
            <text:p>5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27]+1" office:value-type="float" office:value="10">
            <text:p>10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42]-[.H1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28]+1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43]-[.H1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29]+1" office:value-type="float" office:value="10">
            <text:p>10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44]-[.H1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30]+1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45]-[.H1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31]+1" office:value-type="float" office:value="10">
            <text:p>10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46]-[.H1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32]+1" office:value-type="float" office:value="10">
            <text:p>10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47]-[.H13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3]+1" office:value-type="float" office:value="10">
            <text:p>10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48]-[.H133]" office:value-type="float" office:value="0">
            <text:p>0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34]+1" office:value-type="float" office:value="10">
            <text:p>10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49]-[.H134]" office:value-type="float" office:value="0">
            <text:p>0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35]+1" office:value-type="float" office:value="10">
            <text:p>10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50]-[.H135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36]+1" office:value-type="float" office:value="10">
            <text:p>10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51]-[.H1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37]+1" office:value-type="float" office:value="11">
            <text:p>1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52]-[.H137]" office:value-type="float" office:value="10">
            <text:p>10</text:p>
          </table:table-cell>
          <table:table-cell office:value-type="float" office:value="6330">
            <text:p>6330</text:p>
          </table:table-cell>
          <table:table-cell office:value-type="string">
            <text:p>Elected</text:p>
          </table:table-cell>
          <table:table-cell office:value-type="float" office:value="12">
            <text:p>1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38]+1" office:value-type="float" office:value="11">
            <text:p>1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53]-[.H1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39]+1" office:value-type="float" office:value="11">
            <text:p>1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54]-[.H139]" office:value-type="float" office:value="0">
            <text:p>0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40]+1" office:value-type="float" office:value="11">
            <text:p>1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55]-[.H1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41]+1" office:value-type="float" office:value="11">
            <text:p>1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56]-[.H141]" office:value-type="float" office:value="648">
            <text:p>648</text:p>
          </table:table-cell>
          <table:table-cell office:value-type="float" office:value="6091">
            <text:p>6091</text:p>
          </table:table-cell>
          <table:table-cell office:value-type="string">
            <text:p>Elected</text:p>
          </table:table-cell>
          <table:table-cell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42]+1" office:value-type="float" office:value="11">
            <text:p>1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57]-[.H1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43]+1" office:value-type="float" office:value="11">
            <text:p>1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58]-[.H1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44]+1" office:value-type="float" office:value="11">
            <text:p>1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59]-[.H1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45]+1" office:value-type="float" office:value="11">
            <text:p>1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60]-[.H1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46]+1" office:value-type="float" office:value="11">
            <text:p>1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61]-[.H1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47]+1" office:value-type="float" office:value="11">
            <text:p>1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62]-[.H14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48]+1" office:value-type="float" office:value="11">
            <text:p>1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63]-[.H148]" office:value-type="float" office:value="27">
            <text:p>27</text:p>
          </table:table-cell>
          <table:table-cell office:value-type="float" office:value="5238">
            <text:p>5238</text:p>
          </table:table-cell>
          <table:table-cell office:value-type="string">
            <text:p>Excluded</text:p>
          </table:table-cell>
          <table:table-cell office:value-type="float" office:value="12">
            <text:p>1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9]+1" office:value-type="float" office:value="11">
            <text:p>1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64]-[.H149]" office:value-type="float" office:value="-822">
            <text:p>-822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0]+1" office:value-type="float" office:value="11">
            <text:p>1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65]-[.H15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51]+1" office:value-type="float" office:value="11">
            <text:p>1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66]-[.H1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0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38]-[.H26]" office:value-type="float" office:value="-78.9">
            <text:p>-78.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39]-[.H27]" office:value-type="float" office:value="115.55">
            <text:p>115.55</text:p>
          </table:table-cell>
          <table:table-cell office:value-type="float" office:value="1295.22">
            <text:p>1295.22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40]-[.H28]" office:value-type="float" office:value="-264.42">
            <text:p>-264.4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29]" office:value-type="float" office:value="4">
            <text:p>4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41]-[.H29]" office:value-type="float" office:value="105.12">
            <text:p>105.12</text:p>
          </table:table-cell>
          <table:table-cell office:value-type="float" office:value="7380.68">
            <text:p>7380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30]" office:value-type="float" office:value="4">
            <text:p>4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42]-[.H30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31]" office:value-type="float" office:value="4">
            <text:p>4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43]-[.H31]" office:value-type="float" office:value="35.5699999999999">
            <text:p>35.57</text:p>
          </table:table-cell>
          <table:table-cell office:value-type="float" office:value="1704.5">
            <text:p>1704.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44]-[.H32]" office:value-type="float" office:value="-225.45">
            <text:p>-225.4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33]" office:value-type="float" office:value="4">
            <text:p>4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45]-[.H33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34]" office:value-type="float" office:value="4">
            <text:p>4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46]-[.H34]" office:value-type="float" office:value="204.83">
            <text:p>204.83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35]" office:value-type="float" office:value="4">
            <text:p>4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47]-[.H3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36]" office:value-type="float" office:value="4">
            <text:p>4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48]-[.H36]" office:value-type="float" office:value="-56.35">
            <text:p>-56.3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37]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49]-[.H37]" office:value-type="float" office:value="31.3800000000001">
            <text:p>31.38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50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9]" office:value-type="float" office:value="5">
            <text:p>5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-1295">
            <text:p>-12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0]" office:value-type="float" office:value="5">
            <text:p>5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41]" office:value-type="float" office:value="5">
            <text:p>5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53]-[.H41]" office:value-type="float" office:value="1033">
            <text:p>1033</text:p>
          </table:table-cell>
          <table:table-cell office:value-type="float" office:value="8413.68">
            <text:p>8413.6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-1704.5">
            <text:p>-17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44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56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45]" office:value-type="float" office:value="5">
            <text:p>5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46]" office:value-type="float" office:value="5">
            <text:p>5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58]-[.H46]" office:value-type="float" office:value="630.53">
            <text:p>630.53</text:p>
          </table:table-cell>
          <table:table-cell office:value-type="float" office:value="5922.16">
            <text:p>5922.1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47]" office:value-type="float" office:value="5">
            <text:p>5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48]"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60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61]-[.H49]" office:value-type="float" office:value="894.28">
            <text:p>894.28</text:p>
          </table:table-cell>
          <table:table-cell office:value-type="float" office:value="6902.37">
            <text:p>6902.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62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51]" office:value-type="float" office:value="6">
            <text:p>6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52]" office:value-type="float" office:value="6">
            <text:p>6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3]" office:value-type="float" office:value="6">
            <text:p>6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65]-[.H53]" office:value-type="float" office:value="-976.68">
            <text:p>-976.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54]" office:value-type="float" office:value="6">
            <text:p>6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55]" office:value-type="float" office:value="6">
            <text:p>6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68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57]" office:value-type="float" office:value="6">
            <text:p>6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58]" office:value-type="float" office:value="6">
            <text:p>6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70]-[.H58]" office:value-type="float" office:value="451">
            <text:p>451</text:p>
          </table:table-cell>
          <table:table-cell office:value-type="float" office:value="6373.16">
            <text:p>6373.16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59]" office:value-type="float" office:value="6">
            <text:p>6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60]" office:value-type="float" office:value="6">
            <text:p>6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72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61]" office:value-type="float" office:value="6">
            <text:p>6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73]-[.H61]" office:value-type="float" office:value="134">
            <text:p>134</text:p>
          </table:table-cell>
          <table:table-cell office:value-type="float" office:value="7036.37">
            <text:p>7036.37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67]" office:value-type="float" office:value="7">
            <text:p>7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80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68]" office:value-type="float" office:value="7">
            <text:p>7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81]-[.H68]" office:value-type="float" office:value="3575">
            <text:p>3575</text:p>
          </table:table-cell>
          <table:table-cell office:value-type="float" office:value="11037.42">
            <text:p>11037.4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69]" office:value-type="float" office:value="7">
            <text:p>7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82]-[.H69]" office:value-type="float" office:value="310.42">
            <text:p>310.42</text:p>
          </table:table-cell>
          <table:table-cell office:value-type="float" office:value="5692.92">
            <text:p>5692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70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84]-[.H71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2]" office:value-type="float" office:value="7">
            <text:p>7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73]" office:value-type="float" office:value="7">
            <text:p>7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86]-[.H73]" office:value-type="float" office:value="300.86">
            <text:p>300.86</text:p>
          </table:table-cell>
          <table:table-cell office:value-type="float" office:value="5561.7">
            <text:p>5561.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74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87]-[.H74]" office:value-type="float" office:value="263">
            <text:p>263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75]" office:value-type="float" office:value="7">
            <text:p>7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88]-[.H7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76]" office:value-type="float" office:value="7">
            <text:p>7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77]" office:value-type="float" office:value="7">
            <text:p>7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90]-[.H77]" office:value-type="float" office:value="0">
            <text:p>0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78]" office:value-type="float" office:value="7">
            <text:p>7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91]-[.H78]" office:value-type="float" office:value="348.34">
            <text:p>348.34</text:p>
          </table:table-cell>
          <table:table-cell office:value-type="float" office:value="6820.82">
            <text:p>6820.8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80]" office:value-type="float" office:value="8">
            <text:p>8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93]-[.H80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81]" office:value-type="float" office:value="8">
            <text:p>8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94]-[.H81]" office:value-type="float" office:value="-4188.5">
            <text:p>-4188.5</text:p>
          </table:table-cell>
          <table:table-cell office:value-type="float" office:value="6848.92">
            <text:p>684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8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95]-[.H82]" office:value-type="float" office:value="-5692.92">
            <text:p>-5692.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83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96]-[.H83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84]" office:value-type="float" office:value="8">
            <text:p>8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97]-[.H84]" office:value-type="float" office:value="-7512">
            <text:p>-75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5]" office:value-type="float" office:value="8">
            <text:p>8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98]-[.H85]" office:value-type="float" office:value="6415.7">
            <text:p>6415.7</text:p>
          </table:table-cell>
          <table:table-cell office:value-type="float" office:value="6415.7">
            <text:p>6415.7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86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99]-[.H86]" office:value-type="float" office:value="2095.16">
            <text:p>2095.16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87]" office:value-type="float" office:value="8">
            <text:p>8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100]-[.H87]" office:value-type="float" office:value="-7656.86">
            <text:p>-7656.8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101]-[.H8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89]" office:value-type="float" office:value="8">
            <text:p>8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102]-[.H89]" office:value-type="float" office:value="5094.72">
            <text:p>5094.7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90]" office:value-type="float" office:value="8">
            <text:p>8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103]-[.H90]" office:value-type="float" office:value="2307.1">
            <text:p>2307.1</text:p>
          </table:table-cell>
          <table:table-cell office:value-type="float" office:value="7401.82">
            <text:p>7401.8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91]" office:value-type="float" office:value="8">
            <text:p>8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104]-[.H91]" office:value-type="float" office:value="-6820.82">
            <text:p>-6820.8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7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1226">
            <text:p>1226</text:p>
          </table:table-cell>
          <table:table-cell office:value-type="float" office:value="9032">
            <text:p>9032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1">
            <text:p>1</text:p>
          </table:table-cell>
          <table:table-cell office:value-type="float" office:value="1245">
            <text:p>124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6">
            <text:p>6</text:p>
          </table:table-cell>
          <table:table-cell office:value-type="float" office:value="253">
            <text:p>25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264">
            <text:p>264</text:p>
          </table:table-cell>
          <table:table-cell office:value-type="float" office:value="6683">
            <text:p>66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410">
            <text:p>410</text:p>
          </table:table-cell>
          <table:table-cell office:value-type="float" office:value="8553">
            <text:p>855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-1978">
            <text:p>-1978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3">
            <text:p>3</text:p>
          </table:table-cell>
          <table:table-cell office:value-type="float" office:value="4519">
            <text:p>45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4">
            <text:p>4</text:p>
          </table:table-cell>
          <table:table-cell office:value-type="float" office:value="221">
            <text:p>221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3">
            <text:p>3</text:p>
          </table:table-cell>
          <table:table-cell office:value-type="float" office:value="246">
            <text:p>24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13">
            <text:p>13</text:p>
          </table:table-cell>
          <table:table-cell office:value-type="float" office:value="1030">
            <text:p>103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13]" office:value-type="float" office:value="3">
            <text:p>3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24]-[.H13]" office:value-type="float" office:value="-1288">
            <text:p>-1288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14]" office:value-type="float" office:value="3">
            <text:p>3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25]-[.H14]" office:value-type="float" office:value="0">
            <text:p>0</text:p>
          </table:table-cell>
          <table:table-cell office:value-type="float" office:value="9032">
            <text:p>9032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26]-[.H15]" office:value-type="float" office:value="447">
            <text:p>447</text:p>
          </table:table-cell>
          <table:table-cell office:value-type="float" office:value="1692">
            <text:p>169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16]" office:value-type="float" office:value="3">
            <text:p>3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27]-[.H16]"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28]-[.H17]" office:value-type="float" office:value="16">
            <text:p>16</text:p>
          </table:table-cell>
          <table:table-cell office:value-type="float" office:value="6699">
            <text:p>669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18]" office:value-type="float" office:value="3">
            <text:p>3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29]-[.H18]" office:value-type="float" office:value="0">
            <text:p>0</text:p>
          </table:table-cell>
          <table:table-cell office:value-type="float" office:value="8553">
            <text:p>855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19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30]-[.H19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20]" office:value-type="float" office:value="3">
            <text:p>3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31]-[.H20]" office:value-type="float" office:value="741">
            <text:p>741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21]" office:value-type="float" office:value="3">
            <text:p>3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32]-[.H21]"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22]" office:value-type="float" office:value="3">
            <text:p>3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33]-[.H22]"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23]" office:value-type="float" office:value="3">
            <text:p>3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34]-[.H23]" office:value-type="float" office:value="6">
            <text:p>6</text:p>
          </table:table-cell>
          <table:table-cell office:value-type="float" office:value="1036">
            <text:p>103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4]" office:value-type="float" office:value="4">
            <text:p>4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35]-[.H24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25]" office:value-type="float" office:value="4">
            <text:p>4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36]-[.H25]" office:value-type="float" office:value="0">
            <text:p>0</text:p>
          </table:table-cell>
          <table:table-cell office:value-type="float" office:value="9032">
            <text:p>9032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26]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37]-[.H26]" office:value-type="float" office:value="-1692">
            <text:p>-16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27]" office:value-type="float" office:value="4">
            <text:p>4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38]-[.H27]" office:value-type="float" office:value="-256">
            <text:p>-25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39]-[.H28]" office:value-type="float" office:value="1033">
            <text:p>1033</text:p>
          </table:table-cell>
          <table:table-cell office:value-type="float" office:value="7732">
            <text:p>77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29]" office:value-type="float" office:value="4">
            <text:p>4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40]-[.H29]" office:value-type="float" office:value="0">
            <text:p>0</text:p>
          </table:table-cell>
          <table:table-cell office:value-type="float" office:value="8553">
            <text:p>855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30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41]-[.H30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31]" office:value-type="float" office:value="4">
            <text:p>4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42]-[.H31]" office:value-type="float" office:value="1792">
            <text:p>1792</text:p>
          </table:table-cell>
          <table:table-cell office:value-type="float" office:value="7052">
            <text:p>70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32]" office:value-type="float" office:value="4">
            <text:p>4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43]-[.H32]" office:value-type="float" office:value="-222">
            <text:p>-22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44]-[.H33]" office:value-type="float" office:value="-247">
            <text:p>-2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34]" office:value-type="float" office:value="4">
            <text:p>4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45]-[.H34]" office:value-type="float" office:value="-1036">
            <text:p>-10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35]" office:value-type="float" office:value="5">
            <text:p>5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46]-[.H35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6]" office:value-type="float" office:value="5">
            <text:p>5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47]-[.H36]" office:value-type="float" office:value="0">
            <text:p>0</text:p>
          </table:table-cell>
          <table:table-cell office:value-type="float" office:value="9032">
            <text:p>9032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37]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38]" office:value-type="float" office:value="5">
            <text:p>5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49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39]" office:value-type="float" office:value="5">
            <text:p>5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50]-[.H39]" office:value-type="float" office:value="515">
            <text:p>515</text:p>
          </table:table-cell>
          <table:table-cell office:value-type="float" office:value="8247">
            <text:p>8247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40]" office:value-type="float" office:value="5">
            <text:p>5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51]-[.H40]" office:value-type="float" office:value="0">
            <text:p>0</text:p>
          </table:table-cell>
          <table:table-cell office:value-type="float" office:value="8553">
            <text:p>855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41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52]-[.H41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42]" office:value-type="float" office:value="5">
            <text:p>5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53]-[.H42]" office:value-type="float" office:value="6">
            <text:p>6</text:p>
          </table:table-cell>
          <table:table-cell office:value-type="float" office:value="7058">
            <text:p>7058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43]" office:value-type="float" office:value="5">
            <text:p>5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54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45]" office:value-type="float" office:value="5">
            <text:p>5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56]-[.H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Alliance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14">
            <text:p>14</text:p>
          </table:table-cell>
          <table:table-cell office:value-type="float" office:value="6229">
            <text:p>622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33">
            <text:p>33</text:p>
          </table:table-cell>
          <table:table-cell office:value-type="float" office:value="580">
            <text:p>58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-454">
            <text:p>-45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138">
            <text:p>138</text:p>
          </table:table-cell>
          <table:table-cell office:value-type="float" office:value="3665">
            <text:p>366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7">
            <text:p>7</text:p>
          </table:table-cell>
          <table:table-cell office:value-type="float" office:value="6984">
            <text:p>69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3">
            <text:p>3</text:p>
          </table:table-cell>
          <table:table-cell office:value-type="float" office:value="1509">
            <text:p>150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2">
            <text:p>2</text:p>
          </table:table-cell>
          <table:table-cell office:value-type="float" office:value="5711">
            <text:p>571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128">
            <text:p>128</text:p>
          </table:table-cell>
          <table:table-cell office:value-type="float" office:value="7729">
            <text:p>77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66">
            <text:p>66</text:p>
          </table:table-cell>
          <table:table-cell office:value-type="float" office:value="2721">
            <text:p>272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5">
            <text:p>5</text:p>
          </table:table-cell>
          <table:table-cell office:value-type="float" office:value="6868">
            <text:p>68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17">
            <text:p>17</text:p>
          </table:table-cell>
          <table:table-cell office:value-type="float" office:value="6049">
            <text:p>604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6]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38]-[.H26]" office:value-type="float" office:value="1335">
            <text:p>1335</text:p>
          </table:table-cell>
          <table:table-cell office:value-type="float" office:value="7564">
            <text:p>756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27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39]-[.H27]" office:value-type="float" office:value="-580">
            <text:p>-5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28]" office:value-type="float" office:value="4">
            <text:p>4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40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29]" office:value-type="float" office:value="4">
            <text:p>4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41]-[.H29]" office:value-type="float" office:value="94">
            <text:p>94</text:p>
          </table:table-cell>
          <table:table-cell office:value-type="float" office:value="3759">
            <text:p>37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42]-[.H30]" office:value-type="float" office:value="71">
            <text:p>71</text:p>
          </table:table-cell>
          <table:table-cell office:value-type="float" office:value="7055">
            <text:p>705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31]" office:value-type="float" office:value="4">
            <text:p>4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43]-[.H31]" office:value-type="float" office:value="-1509">
            <text:p>-15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32]" office:value-type="float" office:value="4">
            <text:p>4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44]-[.H32]" office:value-type="float" office:value="-2">
            <text:p>-2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33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34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46]-[.H34]" office:value-type="float" office:value="40">
            <text:p>40</text:p>
          </table:table-cell>
          <table:table-cell office:value-type="float" office:value="7769">
            <text:p>77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35]" office:value-type="float" office:value="4">
            <text:p>4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47]-[.H35]" office:value-type="float" office:value="309">
            <text:p>309</text:p>
          </table:table-cell>
          <table:table-cell office:value-type="float" office:value="3030">
            <text:p>303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48]-[.H36]" office:value-type="float" office:value="28">
            <text:p>28</text:p>
          </table:table-cell>
          <table:table-cell office:value-type="float" office:value="6896">
            <text:p>689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49]-[.H37]" office:value-type="float" office:value="78">
            <text:p>78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38]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50]-[.H38]" office:value-type="float" office:value="115">
            <text:p>115</text:p>
          </table:table-cell>
          <table:table-cell office:value-type="float" office:value="7679">
            <text:p>767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9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51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0]" office:value-type="float" office:value="5">
            <text:p>5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41]" office:value-type="float" office:value="5">
            <text:p>5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53]-[.H41]" office:value-type="float" office:value="1233">
            <text:p>1233</text:p>
          </table:table-cell>
          <table:table-cell office:value-type="float" office:value="4992">
            <text:p>499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42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54]-[.H42]" office:value-type="float" office:value="80">
            <text:p>80</text:p>
          </table:table-cell>
          <table:table-cell office:value-type="float" office:value="7135">
            <text:p>7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43]" office:value-type="float" office:value="5">
            <text:p>5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55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44]" office:value-type="float" office:value="5">
            <text:p>5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56]-[.H44]" office:value-type="float" office:value="101">
            <text:p>101</text:p>
          </table:table-cell>
          <table:table-cell office:value-type="float" office:value="5810">
            <text:p>581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45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57]-[.H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46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58]-[.H46]" office:value-type="float" office:value="191">
            <text:p>191</text:p>
          </table:table-cell>
          <table:table-cell office:value-type="float" office:value="7960">
            <text:p>796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47]" office:value-type="float" office:value="5">
            <text:p>5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59]-[.H47]" office:value-type="float" office:value="-3030">
            <text:p>-30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48]" office:value-type="float" office:value="5">
            <text:p>5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60]-[.H48]" office:value-type="float" office:value="69">
            <text:p>69</text:p>
          </table:table-cell>
          <table:table-cell office:value-type="float" office:value="6965">
            <text:p>69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49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61]-[.H49]" office:value-type="float" office:value="839">
            <text:p>839</text:p>
          </table:table-cell>
          <table:table-cell office:value-type="float" office:value="6966">
            <text:p>69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50]" office:value-type="float" office:value="6">
            <text:p>6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62]-[.H50]" office:value-type="float" office:value="155">
            <text:p>155</text:p>
          </table:table-cell>
          <table:table-cell office:value-type="float" office:value="7834">
            <text:p>78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51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63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52]" office:value-type="float" office:value="6">
            <text:p>6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3]" office:value-type="float" office:value="6">
            <text:p>6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65]-[.H53]" office:value-type="float" office:value="-4992">
            <text:p>-49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66]-[.H54]" office:value-type="float" office:value="64">
            <text:p>64</text:p>
          </table:table-cell>
          <table:table-cell office:value-type="float" office:value="7199">
            <text:p>719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55]" office:value-type="float" office:value="6">
            <text:p>6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67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56]" office:value-type="float" office:value="6">
            <text:p>6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68]-[.H56]" office:value-type="float" office:value="30">
            <text:p>30</text:p>
          </table:table-cell>
          <table:table-cell office:value-type="float" office:value="5840">
            <text:p>58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57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69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58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70]-[.H58]" office:value-type="float" office:value="1820">
            <text:p>1820</text:p>
          </table:table-cell>
          <table:table-cell office:value-type="float" office:value="9780">
            <text:p>9780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71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60]" office:value-type="float" office:value="6">
            <text:p>6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72]-[.H60]" office:value-type="float" office:value="48">
            <text:p>48</text:p>
          </table:table-cell>
          <table:table-cell office:value-type="float" office:value="7013">
            <text:p>7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61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73]-[.H61]" office:value-type="float" office:value="1447">
            <text:p>1447</text:p>
          </table:table-cell>
          <table:table-cell office:value-type="float" office:value="8413">
            <text:p>841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62]" office:value-type="float" office:value="7">
            <text:p>7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74]-[.H62]" office:value-type="float" office:value="155">
            <text:p>155</text:p>
          </table:table-cell>
          <table:table-cell office:value-type="float" office:value="7989">
            <text:p>7989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63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64]" office:value-type="float" office:value="7">
            <text:p>7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76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65]" office:value-type="float" office:value="7">
            <text:p>7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77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6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78]-[.H66]" office:value-type="float" office:value="32">
            <text:p>32</text:p>
          </table:table-cell>
          <table:table-cell office:value-type="float" office:value="7231">
            <text:p>7231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67]" office:value-type="float" office:value="7">
            <text:p>7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79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68]" office:value-type="float" office:value="7">
            <text:p>7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80]-[.H68]" office:value-type="float" office:value="20">
            <text:p>20</text:p>
          </table:table-cell>
          <table:table-cell office:value-type="float" office:value="5860">
            <text:p>586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69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81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70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82]-[.H70]" office:value-type="float" office:value="-1764">
            <text:p>-1764</text:p>
          </table:table-cell>
          <table:table-cell office:value-type="float" office:value="8016">
            <text:p>801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83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72]" office:value-type="float" office:value="7">
            <text:p>7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84]-[.H72]" office:value-type="float" office:value="53">
            <text:p>53</text:p>
          </table:table-cell>
          <table:table-cell office:value-type="float" office:value="7066">
            <text:p>706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7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85]-[.H73]" office:value-type="float" office:value="0">
            <text:p>0</text:p>
          </table:table-cell>
          <table:table-cell office:value-type="float" office:value="8413">
            <text:p>841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46]+1" office:value-type="float" office:value="6">
            <text:p>6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57]-[.H46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47]+1" office:value-type="float" office:value="6">
            <text:p>6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58]-[.H47]" office:value-type="float" office:value="723">
            <text:p>723</text:p>
          </table:table-cell>
          <table:table-cell office:value-type="float" office:value="6730.82">
            <text:p>6730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8]+1" office:value-type="float" office:value="6">
            <text:p>6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59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49]+1" office:value-type="float" office:value="6">
            <text:p>6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60]-[.H49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50]+1" office:value-type="float" office:value="6">
            <text:p>6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61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51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62]-[.H51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52]+1" office:value-type="float" office:value="6">
            <text:p>6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63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53]+1" office:value-type="float" office:value="6">
            <text:p>6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64]-[.H53]" office:value-type="float" office:value="596">
            <text:p>596</text:p>
          </table:table-cell>
          <table:table-cell office:value-type="float" office:value="7228.42">
            <text:p>7228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54]+1" office:value-type="float" office:value="6">
            <text:p>6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65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55]+1" office:value-type="float" office:value="6">
            <text:p>6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66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56]+1" office:value-type="float" office:value="6">
            <text:p>6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67]-[.H56]" office:value-type="float" office:value="-2587.64">
            <text:p>-2587.64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57]+1" office:value-type="float" office:value="7">
            <text:p>7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68]-[.H5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58]+1" office:value-type="float" office:value="7">
            <text:p>7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69]-[.H58]" office:value-type="float" office:value="143.84">
            <text:p>143.84</text:p>
          </table:table-cell>
          <table:table-cell office:value-type="float" office:value="6874.66">
            <text:p>6874.6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59]+1" office:value-type="float" office:value="7">
            <text:p>7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70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60]+1" office:value-type="float" office:value="7">
            <text:p>7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71]-[.H60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1]+1" office:value-type="float" office:value="7">
            <text:p>7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72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62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73]-[.H62]" office:value-type="float" office:value="-593">
            <text:p>-593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63]+1" office:value-type="float" office:value="7">
            <text:p>7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74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64]+1" office:value-type="float" office:value="7">
            <text:p>7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75]-[.H64]" office:value-type="float" office:value="385.2">
            <text:p>385.2</text:p>
          </table:table-cell>
          <table:table-cell office:value-type="float" office:value="7613.62">
            <text:p>7613.6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65]+1" office:value-type="float" office:value="7">
            <text:p>7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76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66]+1" office:value-type="float" office:value="7">
            <text:p>7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77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67]+1" office:value-type="float" office:value="7">
            <text:p>7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78]-[.H6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49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93]" office:value-type="float" office:value="9">
            <text:p>9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06]-[.H93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94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07]-[.H9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95]" office:value-type="float" office:value="9">
            <text:p>9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96]" office:value-type="float" office:value="9">
            <text:p>9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09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97]" office:value-type="float" office:value="9">
            <text:p>9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10]-[.H97]" office:value-type="float" office:value="114.25">
            <text:p>114.25</text:p>
          </table:table-cell>
          <table:table-cell office:value-type="float" office:value="4229.25">
            <text:p>4229.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9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111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99]" office:value-type="float" office:value="9">
            <text:p>9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112]-[.H99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100]" office:value-type="float" office:value="9">
            <text:p>9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13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1]" office:value-type="float" office:value="9">
            <text:p>9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14]-[.H101]" office:value-type="float" office:value="432">
            <text:p>432</text:p>
          </table:table-cell>
          <table:table-cell office:value-type="float" office:value="6762">
            <text:p>67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02]" office:value-type="float" office:value="9">
            <text:p>9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15]-[.H102]" office:value-type="float" office:value="-2189.75">
            <text:p>-2189.7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03]" office:value-type="float" office:value="9">
            <text:p>9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16]-[.H103]" office:value-type="float" office:value="428">
            <text:p>428</text:p>
          </table:table-cell>
          <table:table-cell office:value-type="float" office:value="6540">
            <text:p>6540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17]-[.H104]" office:value-type="float" office:value="279.25">
            <text:p>279.25</text:p>
          </table:table-cell>
          <table:table-cell office:value-type="float" office:value="3079.25">
            <text:p>3079.25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05]" office:value-type="float" office:value="9">
            <text:p>9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18]-[.H105]" office:value-type="float" office:value="313.5">
            <text:p>313.5</text:p>
          </table:table-cell>
          <table:table-cell office:value-type="float" office:value="4191.25">
            <text:p>4191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06]" office:value-type="float" office:value="10">
            <text:p>10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19]-[.H106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07]" office:value-type="float" office:value="10">
            <text:p>10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20]-[.H10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08]" office:value-type="float" office:value="10">
            <text:p>10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09]" office:value-type="float" office:value="10">
            <text:p>10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22]-[.H10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10]" office:value-type="float" office:value="10">
            <text:p>10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23]-[.H110]" office:value-type="float" office:value="934">
            <text:p>934</text:p>
          </table:table-cell>
          <table:table-cell office:value-type="float" office:value="5163.25">
            <text:p>5163.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111]" office:value-type="float" office:value="10">
            <text:p>10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124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112]" office:value-type="float" office:value="10">
            <text:p>10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125]-[.H112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113]" office:value-type="float" office:value="10">
            <text:p>10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26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14]" office:value-type="float" office:value="10">
            <text:p>10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27]-[.H114]" office:value-type="float" office:value="0">
            <text:p>0</text:p>
          </table:table-cell>
          <table:table-cell office:value-type="float" office:value="6762">
            <text:p>67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5]" office:value-type="float" office:value="10">
            <text:p>10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28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16]" office:value-type="float" office:value="10">
            <text:p>10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29]-[.H116]" office:value-type="float" office:value="0">
            <text:p>0</text:p>
          </table:table-cell>
          <table:table-cell office:value-type="float" office:value="6540">
            <text:p>6540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17]" office:value-type="float" office:value="10">
            <text:p>10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30]-[.H117]" office:value-type="float" office:value="-3079.25">
            <text:p>-3079.2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18]" office:value-type="float" office:value="10">
            <text:p>10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31]-[.H118]" office:value-type="float" office:value="910.25">
            <text:p>910.25</text:p>
          </table:table-cell>
          <table:table-cell office:value-type="float" office:value="5101.5">
            <text:p>5101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19]" office:value-type="float" office:value="11">
            <text:p>1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32]-[.H119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20]" office:value-type="float" office:value="11">
            <text:p>1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33]-[.H1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21]" office:value-type="float" office:value="11">
            <text:p>1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22]" office:value-type="float" office:value="11">
            <text:p>1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35]-[.H12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23]" office:value-type="float" office:value="11">
            <text:p>1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36]-[.H123]" office:value-type="float" office:value="3.84000000000015">
            <text:p>3.84</text:p>
          </table:table-cell>
          <table:table-cell office:value-type="float" office:value="5167.09">
            <text:p>5167.09</text:p>
          </table:table-cell>
          <table:table-cell office:value-type="string">
            <text:p>Excluded</text:p>
          </table:table-cell>
          <table:table-cell office:value-type="float" office:value="11">
            <text:p>11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124]" office:value-type="float" office:value="11">
            <text:p>1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137]-[.H1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125]" office:value-type="float" office:value="11">
            <text:p>1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138]-[.H125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126]" office:value-type="float" office:value="11">
            <text:p>1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39]-[.H1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27]" office:value-type="float" office:value="11">
            <text:p>1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40]-[.H127]" office:value-type="float" office:value="-297">
            <text:p>-297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28]" office:value-type="float" office:value="11">
            <text:p>1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41]-[.H1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9]" office:value-type="float" office:value="11">
            <text:p>1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42]-[.H129]" office:value-type="float" office:value="0">
            <text:p>0</text:p>
          </table:table-cell>
          <table:table-cell office:value-type="float" office:value="6540">
            <text:p>6540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0]" office:value-type="float" office:value="11">
            <text:p>1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43]-[.H1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31]" office:value-type="float" office:value="11">
            <text:p>1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44]-[.H131]" office:value-type="float" office:value="290.88">
            <text:p>290.88</text:p>
          </table:table-cell>
          <table:table-cell office:value-type="float" office:value="5392.38">
            <text:p>5392.38</text:p>
          </table:table-cell>
          <table:table-cell office:value-type="string">
            <text:p>Elected</text:p>
          </table:table-cell>
          <table:table-cell office:value-type="float" office:value="11">
            <text:p>11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43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14]" office:value-type="float" office:value="3">
            <text:p>3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table:formula="of:=[.H26]-[.H14]" office:value-type="float" office:value="419">
            <text:p>419</text:p>
          </table:table-cell>
          <table:table-cell office:value-type="float" office:value="6174">
            <text:p>617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15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table:formula="of:=[.H27]-[.H15]" office:value-type="float" office:value="76">
            <text:p>76</text:p>
          </table:table-cell>
          <table:table-cell office:value-type="float" office:value="8314">
            <text:p>83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16]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table:formula="of:=[.H28]-[.H1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table:formula="of:=[.H29]-[.H17]" office:value-type="float" office:value="506">
            <text:p>506</text:p>
          </table:table-cell>
          <table:table-cell office:value-type="float" office:value="5910">
            <text:p>591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18]" office:value-type="float" office:value="3">
            <text:p>3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table:formula="of:=[.H30]-[.H18]" office:value-type="float" office:value="-3097">
            <text:p>-309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table:formula="of:=[.H31]-[.H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20]" office:value-type="float" office:value="3">
            <text:p>3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table:formula="of:=[.H32]-[.H20]" office:value-type="float" office:value="1261">
            <text:p>1261</text:p>
          </table:table-cell>
          <table:table-cell office:value-type="float" office:value="6509">
            <text:p>650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22]" office:value-type="float" office:value="3">
            <text:p>3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table:formula="of:=[.H34]-[.H22]"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23]" office:value-type="float" office:value="3">
            <text:p>3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table:formula="of:=[.H36]-[.H24]" office:value-type="float" office:value="262">
            <text:p>262</text:p>
          </table:table-cell>
          <table:table-cell office:value-type="float" office:value="8560">
            <text:p>856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25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table:formula="of:=[.H37]-[.H25]" office:value-type="float" office:value="125">
            <text:p>125</text:p>
          </table:table-cell>
          <table:table-cell office:value-type="float" office:value="6294">
            <text:p>629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6]" office:value-type="float" office:value="4">
            <text:p>4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table:formula="of:=[.H38]-[.H26]" office:value-type="float" office:value="28">
            <text:p>28</text:p>
          </table:table-cell>
          <table:table-cell office:value-type="float" office:value="6202">
            <text:p>620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27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table:formula="of:=[.H39]-[.H27]" office:value-type="float" office:value="450">
            <text:p>450</text:p>
          </table:table-cell>
          <table:table-cell office:value-type="float" office:value="8764">
            <text:p>8764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28]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table:formula="of:=[.H40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table:formula="of:=[.H41]-[.H29]" office:value-type="float" office:value="59">
            <text:p>59</text:p>
          </table:table-cell>
          <table:table-cell office:value-type="float" office:value="5969">
            <text:p>596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30]" office:value-type="float" office:value="4">
            <text:p>4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31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table:formula="of:=[.H43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32]" office:value-type="float" office:value="4">
            <text:p>4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table:formula="of:=[.H44]-[.H32]" office:value-type="float" office:value="2">
            <text:p>2</text:p>
          </table:table-cell>
          <table:table-cell office:value-type="float" office:value="6511">
            <text:p>651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33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34]" office:value-type="float" office:value="4">
            <text:p>4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table:formula="of:=[.H46]-[.H34]" office:value-type="float" office:value="-548">
            <text:p>-548</text:p>
          </table:table-cell>
          <table:table-cell office:value-type="float" office:value="8592">
            <text:p>859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35]" office:value-type="float" office:value="4">
            <text:p>4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table:formula="of:=[.H48]-[.H36]" office:value-type="float" office:value="0">
            <text:p>0</text:p>
          </table:table-cell>
          <table:table-cell office:value-type="float" office:value="8560">
            <text:p>856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37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table:formula="of:=[.H49]-[.H37]" office:value-type="float" office:value="0">
            <text:p>0</text:p>
          </table:table-cell>
          <table:table-cell office:value-type="float" office:value="6294">
            <text:p>629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38]" office:value-type="float" office:value="5">
            <text:p>5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table:formula="of:=[.H50]-[.H38]" office:value-type="float" office:value="4526.86">
            <text:p>4526.86</text:p>
          </table:table-cell>
          <table:table-cell office:value-type="float" office:value="10728.86">
            <text:p>10728.86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9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table:formula="of:=[.H51]-[.H39]" office:value-type="float" office:value="0">
            <text:p>0</text:p>
          </table:table-cell>
          <table:table-cell office:value-type="float" office:value="8764">
            <text:p>8764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0]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41]" office:value-type="float" office:value="5">
            <text:p>5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table:formula="of:=[.H53]-[.H41]" office:value-type="float" office:value="-5969">
            <text:p>-596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42]" office:value-type="float" office:value="5">
            <text:p>5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table:formula="of:=[.H54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43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table:formula="of:=[.H55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44]" office:value-type="float" office:value="5">
            <text:p>5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table:formula="of:=[.H56]-[.H44]" office:value-type="float" office:value="678.92">
            <text:p>678.92</text:p>
          </table:table-cell>
          <table:table-cell office:value-type="float" office:value="7189.92">
            <text:p>7189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table:formula="of:=[.H57]-[.H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46]" office:value-type="float" office:value="5">
            <text:p>5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table:formula="of:=[.H58]-[.H46]" office:value-type="float" office:value="0">
            <text:p>0</text:p>
          </table:table-cell>
          <table:table-cell office:value-type="float" office:value="8592">
            <text:p>859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47]" office:value-type="float" office:value="5">
            <text:p>5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table:formula="of:=[.H59]-[.H4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48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table:formula="of:=[.H60]-[.H48]" office:value-type="float" office:value="33.6000000000004">
            <text:p>33.6</text:p>
          </table:table-cell>
          <table:table-cell office:value-type="float" office:value="8593.6">
            <text:p>8593.6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table:formula="of:=[.H61]-[.H49]" office:value-type="float" office:value="22.6000000000004">
            <text:p>22.6</text:p>
          </table:table-cell>
          <table:table-cell office:value-type="float" office:value="6316.6">
            <text:p>6316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50]" office:value-type="float" office:value="6">
            <text:p>6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table:formula="of:=[.H62]-[.H50]" office:value-type="float" office:value="-2136.86">
            <text:p>-2136.86</text:p>
          </table:table-cell>
          <table:table-cell office:value-type="float" office:value="8592">
            <text:p>8592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51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table:formula="of:=[.H63]-[.H51]" office:value-type="float" office:value="0">
            <text:p>0</text:p>
          </table:table-cell>
          <table:table-cell office:value-type="float" office:value="8764">
            <text:p>8764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52]" office:value-type="float" office:value="6">
            <text:p>6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3]" office:value-type="float" office:value="6">
            <text:p>6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table:formula="of:=[.H65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54]" office:value-type="float" office:value="6">
            <text:p>6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table:formula="of:=[.H66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table:formula="of:=[.H67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56]" office:value-type="float" office:value="6">
            <text:p>6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table:formula="of:=[.H68]-[.H56]" office:value-type="float" office:value="1864">
            <text:p>1864</text:p>
          </table:table-cell>
          <table:table-cell office:value-type="float" office:value="9053.92">
            <text:p>9053.92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57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table:formula="of:=[.H69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58]" office:value-type="float" office:value="6">
            <text:p>6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table:formula="of:=[.H70]-[.H58]" office:value-type="float" office:value="0">
            <text:p>0</text:p>
          </table:table-cell>
          <table:table-cell office:value-type="float" office:value="8592">
            <text:p>859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59]" office:value-type="float" office:value="6">
            <text:p>6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table:formula="of:=[.H71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table:formula="of:=[.H72]-[.H60]" office:value-type="float" office:value="0">
            <text:p>0</text:p>
          </table:table-cell>
          <table:table-cell office:value-type="float" office:value="8593.6">
            <text:p>8593.6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61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table:formula="of:=[.H73]-[.H61]" office:value-type="float" office:value="25">
            <text:p>25</text:p>
          </table:table-cell>
          <table:table-cell office:value-type="float" office:value="6341.6">
            <text:p>6341.6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table:formula="of:=1+[.C2]" office:value-type="float" office:value="2">
            <text:p>2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table:formula="of:=[.H17]-[.H2]"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table:formula="of:=1+[.C3]" office:value-type="float" office:value="2">
            <text:p>2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table:formula="of:=[.H18]-[.H3]" office:value-type="float" office:value="7.60000000000002">
            <text:p>7.6</text:p>
          </table:table-cell>
          <table:table-cell office:value-type="float" office:value="380.6">
            <text:p>380.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table:formula="of:=1+[.C4]" office:value-type="float" office:value="2">
            <text:p>2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table:formula="of:=[.H19]-[.H4]" office:value-type="float" office:value="-1676">
            <text:p>-1676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table:formula="of:=1+[.C5]" office:value-type="float" office:value="2">
            <text:p>2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table:formula="of:=[.H20]-[.H5]" office:value-type="float" office:value="577.79">
            <text:p>577.79</text:p>
          </table:table-cell>
          <table:table-cell office:value-type="float" office:value="1428.79">
            <text:p>1428.7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table:formula="of:=1+[.C6]" office:value-type="float" office:value="2">
            <text:p>2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table:formula="of:=[.H21]-[.H6]" office:value-type="float" office:value="1034.93">
            <text:p>1034.93</text:p>
          </table:table-cell>
          <table:table-cell office:value-type="float" office:value="4688.93">
            <text:p>468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table:formula="of:=[.H22]-[.H7]" office:value-type="float" office:value="7.98000000000002">
            <text:p>7.98</text:p>
          </table:table-cell>
          <table:table-cell office:value-type="float" office:value="1259.98">
            <text:p>1259.9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table:formula="of:=1+[.C8]" office:value-type="float" office:value="2">
            <text:p>2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table:formula="of:=[.H23]-[.H8]" office:value-type="float" office:value="0.569999999999993">
            <text:p>0.57</text:p>
          </table:table-cell>
          <table:table-cell office:value-type="float" office:value="98.57">
            <text:p>98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table:formula="of:=1+[.C9]" office:value-type="float" office:value="2">
            <text:p>2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table:formula="of:=[.H24]-[.H9]" office:value-type="float" office:value="4.75">
            <text:p>4.75</text:p>
          </table:table-cell>
          <table:table-cell office:value-type="float" office:value="31.75">
            <text:p>31.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table:formula="of:=1+[.C10]"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table:formula="of:=[.H25]-[.H10]" office:value-type="float" office:value="0.569999999999709">
            <text:p>0.57</text:p>
          </table:table-cell>
          <table:table-cell office:value-type="float" office:value="6034.57">
            <text:p>6034.5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table:formula="of:=1+[.C11]"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table:formula="of:=[.H26]-[.H11]" office:value-type="float" office:value="2.47000000000003">
            <text:p>2.47</text:p>
          </table:table-cell>
          <table:table-cell office:value-type="float" office:value="866.47">
            <text:p>866.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table:formula="of:=1+[.C12]" office:value-type="float" office:value="2">
            <text:p>2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table:formula="of:=[.H27]-[.H12]" office:value-type="float" office:value="3.99000000000001">
            <text:p>3.99</text:p>
          </table:table-cell>
          <table:table-cell office:value-type="float" office:value="415.99">
            <text:p>415.9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table:formula="of:=1+[.C13]" office:value-type="float" office:value="2">
            <text:p>2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table:formula="of:=[.H28]-[.H13]" office:value-type="float" office:value="17.1000000000004">
            <text:p>17.1</text:p>
          </table:table-cell>
          <table:table-cell office:value-type="float" office:value="6300.1">
            <text:p>6300.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table:formula="of:=1+[.C14]" office:value-type="float" office:value="2">
            <text:p>2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table:formula="of:=[.H29]-[.H14]"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table:formula="of:=1+[.C15]"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table:formula="of:=[.H30]-[.H15]" office:value-type="float" office:value="0.760000000000005">
            <text:p>0.76</text:p>
          </table:table-cell>
          <table:table-cell office:value-type="float" office:value="85.76">
            <text:p>85.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table:formula="of:=1+[.C16]" office:value-type="float" office:value="2">
            <text:p>2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table:formula="of:=[.H31]-[.H16]" office:value-type="float" office:value="4.18">
            <text:p>4.18</text:p>
          </table:table-cell>
          <table:table-cell office:value-type="float" office:value="45.18">
            <text:p>45.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table:formula="of:=[.H32]-[.H17]" office:value-type="float" office:value="-326">
            <text:p>-326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table:formula="of:=1+[.C18]" office:value-type="float" office:value="3">
            <text:p>3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table:formula="of:=[.H33]-[.H18]" office:value-type="float" office:value="3.67999999999995">
            <text:p>3.68</text:p>
          </table:table-cell>
          <table:table-cell office:value-type="float" office:value="384.28">
            <text:p>384.28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table:formula="of:=1+[.C19]" office:value-type="float" office:value="3">
            <text:p>3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table:formula="of:=[.H34]-[.H19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table:formula="of:=1+[.C20]" office:value-type="float" office:value="3">
            <text:p>3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table:formula="of:=[.H35]-[.H20]" office:value-type="float" office:value="0.160000000000082">
            <text:p>0.16</text:p>
          </table:table-cell>
          <table:table-cell office:value-type="float" office:value="1428.95">
            <text:p>1428.9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table:formula="of:=[.H36]-[.H21]" office:value-type="float" office:value="0.559999999999491">
            <text:p>0.56</text:p>
          </table:table-cell>
          <table:table-cell office:value-type="float" office:value="4689.49">
            <text:p>4689.4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table:formula="of:=1+[.C22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table:formula="of:=[.H37]-[.H22]" office:value-type="float" office:value="3.75999999999999">
            <text:p>3.76</text:p>
          </table:table-cell>
          <table:table-cell office:value-type="float" office:value="1263.74">
            <text:p>1263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table:formula="of:=1+[.C23]" office:value-type="float" office:value="3">
            <text:p>3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table:formula="of:=[.H38]-[.H23]" office:value-type="float" office:value="2.92">
            <text:p>2.92</text:p>
          </table:table-cell>
          <table:table-cell office:value-type="float" office:value="101.49">
            <text:p>101.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table:formula="of:=1+[.C24]" office:value-type="float" office:value="3">
            <text:p>3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table:formula="of:=[.H39]-[.H24]" office:value-type="float" office:value="0.399999999999999">
            <text:p>0.4</text:p>
          </table:table-cell>
          <table:table-cell office:value-type="float" office:value="32.15">
            <text:p>32.1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table:formula="of:=1+[.C25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table:formula="of:=[.H40]-[.H25]" office:value-type="float" office:value="254.76">
            <text:p>254.76</text:p>
          </table:table-cell>
          <table:table-cell office:value-type="float" office:value="6289.33">
            <text:p>6289.3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table:formula="of:=1+[.C26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table:formula="of:=[.H41]-[.H26]" office:value-type="float" office:value="4.07999999999993">
            <text:p>4.08</text:p>
          </table:table-cell>
          <table:table-cell office:value-type="float" office:value="870.55">
            <text:p>870.5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table:formula="of:=1+[.C27]" office:value-type="float" office:value="3">
            <text:p>3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table:formula="of:=[.H42]-[.H27]" office:value-type="float" office:value="1.31999999999999">
            <text:p>1.32</text:p>
          </table:table-cell>
          <table:table-cell office:value-type="float" office:value="417.31">
            <text:p>417.3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table:formula="of:=[.H43]-[.H28]" office:value-type="float" office:value="33.2399999999998">
            <text:p>33.24</text:p>
          </table:table-cell>
          <table:table-cell office:value-type="float" office:value="6333.34">
            <text:p>6333.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table:formula="of:=1+[.C29]" office:value-type="float" office:value="3">
            <text:p>3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table:formula="of:=[.H44]-[.H29]"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table:formula="of:=1+[.C30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table:formula="of:=[.H45]-[.H30]" office:value-type="float" office:value="0.280000000000001">
            <text:p>0.28</text:p>
          </table:table-cell>
          <table:table-cell office:value-type="float" office:value="86.04">
            <text:p>86.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table:formula="of:=1+[.C31]" office:value-type="float" office:value="3">
            <text:p>3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table:formula="of:=[.H46]-[.H31]" office:value-type="float" office:value="0.0399999999999991">
            <text:p>0.04</text:p>
          </table:table-cell>
          <table:table-cell office:value-type="float" office:value="45.22">
            <text:p>45.2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table:formula="of:=[.H47]-[.H32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table:formula="of:=1+[.C33]" office:value-type="float" office:value="4">
            <text:p>4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table:formula="of:=[.H48]-[.H33]" office:value-type="float" office:value="1.14000000000004">
            <text:p>1.14</text:p>
          </table:table-cell>
          <table:table-cell office:value-type="float" office:value="385.42">
            <text:p>385.42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table:formula="of:=1+[.C34]" office:value-type="float" office:value="4">
            <text:p>4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table:formula="of:=[.H49]-[.H34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table:formula="of:=1+[.C35]" office:value-type="float" office:value="4">
            <text:p>4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table:formula="of:=[.H50]-[.H35]" office:value-type="float" office:value="0.0199999999999818">
            <text:p>0.02</text:p>
          </table:table-cell>
          <table:table-cell office:value-type="float" office:value="1428.97">
            <text:p>1428.9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table:formula="of:=[.H51]-[.H36]" office:value-type="float" office:value="0.239999999999782">
            <text:p>0.24</text:p>
          </table:table-cell>
          <table:table-cell office:value-type="float" office:value="4689.73">
            <text:p>4689.7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table:formula="of:=1+[.C37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table:formula="of:=[.H52]-[.H37]" office:value-type="float" office:value="1.8599999999999">
            <text:p>1.86</text:p>
          </table:table-cell>
          <table:table-cell office:value-type="float" office:value="1265.6">
            <text:p>1265.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table:formula="of:=1+[.C38]" office:value-type="float" office:value="4">
            <text:p>4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table:formula="of:=[.H53]-[.H38]" office:value-type="float" office:value="0.0700000000000074">
            <text:p>0.07</text:p>
          </table:table-cell>
          <table:table-cell office:value-type="float" office:value="101.56">
            <text:p>101.5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table:formula="of:=[.H54]-[.H39]" office:value-type="float" office:value="0.0399999999999991">
            <text:p>0.04</text:p>
          </table:table-cell>
          <table:table-cell office:value-type="float" office:value="32.19">
            <text:p>32.1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table:formula="of:=1+[.C40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table:formula="of:=[.H55]-[.H40]" office:value-type="float" office:value="132">
            <text:p>132</text:p>
          </table:table-cell>
          <table:table-cell office:value-type="float" office:value="6421.33">
            <text:p>6421.3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table:formula="of:=1+[.C41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table:formula="of:=[.H56]-[.H41]" office:value-type="float" office:value="4.38">
            <text:p>4.38</text:p>
          </table:table-cell>
          <table:table-cell office:value-type="float" office:value="874.93">
            <text:p>874.9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table:formula="of:=1+[.C42]" office:value-type="float" office:value="4">
            <text:p>4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table:formula="of:=[.H57]-[.H42]" office:value-type="float" office:value="0.879999999999995">
            <text:p>0.88</text:p>
          </table:table-cell>
          <table:table-cell office:value-type="float" office:value="418.19">
            <text:p>418.1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table:formula="of:=[.H58]-[.H43]" office:value-type="float" office:value="9.26000000000022">
            <text:p>9.26</text:p>
          </table:table-cell>
          <table:table-cell office:value-type="float" office:value="6342.6">
            <text:p>6342.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table:formula="of:=1+[.C44]" office:value-type="float" office:value="4">
            <text:p>4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table:formula="of:=[.H59]-[.H44]" office:value-type="float" office:value="-185">
            <text:p>-185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table:formula="of:=1+[.C45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table:formula="of:=[.H60]-[.H45]" office:value-type="float" office:value="0.439999999999998">
            <text:p>0.44</text:p>
          </table:table-cell>
          <table:table-cell office:value-type="float" office:value="86.48">
            <text:p>86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table:formula="of:=1+[.C46]" office:value-type="float" office:value="4">
            <text:p>4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table:formula="of:=[.H61]-[.H46]" office:value-type="float" office:value="0.0600000000000023">
            <text:p>0.06</text:p>
          </table:table-cell>
          <table:table-cell office:value-type="float" office:value="45.28">
            <text:p>45.2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table:formula="of:=1+[.C47]" office:value-type="float" office:value="5">
            <text:p>5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table:formula="of:=[.H62]-[.H47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table:formula="of:=1+[.C48]" office:value-type="float" office:value="5">
            <text:p>5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table:formula="of:=[.H63]-[.H48]" office:value-type="float" office:value="0">
            <text:p>0</text:p>
          </table:table-cell>
          <table:table-cell office:value-type="float" office:value="385.42">
            <text:p>385.42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table:formula="of:=1+[.C49]" office:value-type="float" office:value="5">
            <text:p>5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table:formula="of:=[.H64]-[.H49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table:formula="of:=1+[.C50]" office:value-type="float" office:value="5">
            <text:p>5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table:formula="of:=[.H65]-[.H50]" office:value-type="float" office:value="0">
            <text:p>0</text:p>
          </table:table-cell>
          <table:table-cell office:value-type="float" office:value="1428.97">
            <text:p>1428.9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table:formula="of:=[.H66]-[.H51]" office:value-type="float" office:value="1584.81">
            <text:p>1584.81</text:p>
          </table:table-cell>
          <table:table-cell office:value-type="float" office:value="6274.54">
            <text:p>6274.5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table:formula="of:=[.H67]-[.H52]" office:value-type="float" office:value="0">
            <text:p>0</text:p>
          </table:table-cell>
          <table:table-cell office:value-type="float" office:value="1265.6">
            <text:p>1265.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table:formula="of:=[.H68]-[.H53]" office:value-type="float" office:value="0">
            <text:p>0</text:p>
          </table:table-cell>
          <table:table-cell office:value-type="float" office:value="101.56">
            <text:p>101.5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table:formula="of:=1+[.C54]" office:value-type="float" office:value="5">
            <text:p>5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table:formula="of:=[.H69]-[.H54]" office:value-type="float" office:value="0">
            <text:p>0</text:p>
          </table:table-cell>
          <table:table-cell office:value-type="float" office:value="32.19">
            <text:p>32.1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table:formula="of:=1+[.C55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table:formula="of:=[.H70]-[.H55]" office:value-type="float" office:value="613.66">
            <text:p>613.66</text:p>
          </table:table-cell>
          <table:table-cell office:value-type="float" office:value="7034.99">
            <text:p>7034.99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table:formula="of:=1+[.C56]" office:value-type="float" office:value="5">
            <text:p>5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table:formula="of:=[.H71]-[.H56]" office:value-type="float" office:value="0">
            <text:p>0</text:p>
          </table:table-cell>
          <table:table-cell office:value-type="float" office:value="874.93">
            <text:p>874.9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table:formula="of:=1+[.C57]" office:value-type="float" office:value="5">
            <text:p>5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table:formula="of:=[.H72]-[.H57]" office:value-type="float" office:value="0">
            <text:p>0</text:p>
          </table:table-cell>
          <table:table-cell office:value-type="float" office:value="418.19">
            <text:p>418.1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table:formula="of:=[.H73]-[.H58]" office:value-type="float" office:value="1339">
            <text:p>1339</text:p>
          </table:table-cell>
          <table:table-cell office:value-type="float" office:value="7681.6">
            <text:p>7681.6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table:formula="of:=1+[.C59]" office:value-type="float" office:value="5">
            <text:p>5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table:formula="of:=[.H74]-[.H59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table:formula="of:=1+[.C60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table:formula="of:=[.H75]-[.H60]" office:value-type="float" office:value="0">
            <text:p>0</text:p>
          </table:table-cell>
          <table:table-cell office:value-type="float" office:value="86.48">
            <text:p>86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table:formula="of:=1+[.C61]" office:value-type="float" office:value="5">
            <text:p>5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table:formula="of:=[.H76]-[.H61]" office:value-type="float" office:value="0">
            <text:p>0</text:p>
          </table:table-cell>
          <table:table-cell office:value-type="float" office:value="45.28">
            <text:p>45.2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1" table:number-rows-repeated="104849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4/03/2017</text:date>, <text:time>03:1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4T03:15:10.71</dc:date>
    <dc:creator>Bob Harper</dc:creator>
    <meta:editing-duration>P2DT16H43M53S</meta:editing-duration>
    <meta:editing-cycles>300</meta:editing-cycles>
    <meta:generator>OpenOffice/4.1.1$Win32 OpenOffice.org_project/411m6$Build-9775</meta:generator>
    <meta:document-statistic meta:table-count="18" meta:cell-count="17002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